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am.getMember( String memb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am.addMember( TeamMember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.T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am.setTeam( Collection _t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.getT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